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49e75" officeooo:paragraph-rsid="00149e75" style:font-weight-asian="bold" style:font-weight-complex="bold"/>
    </style:style>
    <style:style style:name="P3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4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5" style:family="paragraph" style:parent-style-name="Standard">
      <style:text-properties style:font-name="Arial" fo:font-weight="bold" officeooo:rsid="0022c130" officeooo:paragraph-rsid="0022c130" style:font-weight-asian="bold" style:font-weight-complex="bold"/>
    </style:style>
    <style:style style:name="P6" style:family="paragraph" style:parent-style-name="Standard">
      <style:text-properties style:font-name="Arial" fo:font-weight="bold" officeooo:rsid="001454d2" officeooo:paragraph-rsid="00258354" style:font-weight-asian="bold" style:font-weight-complex="bold"/>
    </style:style>
    <style:style style:name="P7" style:family="paragraph" style:parent-style-name="Standard">
      <style:text-properties style:font-name="Arial" fo:font-weight="bold" officeooo:rsid="00258354" officeooo:paragraph-rsid="0025835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officeooo:rsid="00149e75" officeooo:paragraph-rsid="00149e75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" officeooo:rsid="0015b934" officeooo:paragraph-rsid="0015b934"/>
    </style:style>
    <style:style style:name="P10" style:family="paragraph" style:parent-style-name="Standard">
      <style:text-properties style:font-name="Arial" officeooo:rsid="001780db" officeooo:paragraph-rsid="001780db"/>
    </style:style>
    <style:style style:name="P11" style:family="paragraph" style:parent-style-name="Standard">
      <style:text-properties style:font-name="Arial" officeooo:rsid="00190185" officeooo:paragraph-rsid="00190185"/>
    </style:style>
    <style:style style:name="P12" style:family="paragraph" style:parent-style-name="Standard">
      <style:text-properties style:font-name="Arial" officeooo:paragraph-rsid="00190185"/>
    </style:style>
    <style:style style:name="P13" style:family="paragraph" style:parent-style-name="Standard">
      <style:text-properties style:font-name="Arial" officeooo:rsid="00212545" officeooo:paragraph-rsid="00212545"/>
    </style:style>
    <style:style style:name="P14" style:family="paragraph" style:parent-style-name="Standard">
      <style:text-properties style:font-name="Arial" officeooo:rsid="00212545" officeooo:paragraph-rsid="00212545" fo:background-color="#ffff00"/>
    </style:style>
    <style:style style:name="P15" style:family="paragraph" style:parent-style-name="Standard">
      <style:text-properties style:font-name="Arial" officeooo:rsid="00214bdb" officeooo:paragraph-rsid="00214bdb"/>
    </style:style>
    <style:style style:name="P16" style:family="paragraph" style:parent-style-name="Standard">
      <style:text-properties style:font-name="Arial" officeooo:rsid="0022c130" officeooo:paragraph-rsid="0022c130"/>
    </style:style>
    <style:style style:name="P17" style:family="paragraph" style:parent-style-name="Standard">
      <style:text-properties style:font-name="Arial" officeooo:rsid="00249397" officeooo:paragraph-rsid="00249397"/>
    </style:style>
    <style:style style:name="P18" style:family="paragraph" style:parent-style-name="Standard">
      <style:text-properties style:font-name="Arial" officeooo:rsid="001633e2" officeooo:paragraph-rsid="00258354"/>
    </style:style>
    <style:style style:name="P19" style:family="paragraph" style:parent-style-name="Standard">
      <style:text-properties style:font-name="Arial" officeooo:rsid="001454d2" officeooo:paragraph-rsid="00258354"/>
    </style:style>
    <style:style style:name="P20" style:family="paragraph" style:parent-style-name="Standard">
      <style:text-properties style:font-name="Arial" officeooo:rsid="000f992f" officeooo:paragraph-rsid="00258354"/>
    </style:style>
    <style:style style:name="P21" style:family="paragraph" style:parent-style-name="Standard">
      <style:text-properties style:font-name="Arial" officeooo:rsid="001506ca" officeooo:paragraph-rsid="00258354"/>
    </style:style>
    <style:style style:name="P22" style:family="paragraph" style:parent-style-name="Standard">
      <style:text-properties style:font-name="Arial" officeooo:rsid="0010f204" officeooo:paragraph-rsid="00258354"/>
    </style:style>
    <style:style style:name="P23" style:family="paragraph" style:parent-style-name="Standard">
      <style:text-properties style:font-name="Arial" officeooo:rsid="00258354" officeooo:paragraph-rsid="00258354"/>
    </style:style>
    <style:style style:name="P24" style:family="paragraph" style:parent-style-name="Standard">
      <style:text-properties style:font-name="Arial" officeooo:rsid="0027641d" officeooo:paragraph-rsid="0027641d"/>
    </style:style>
    <style:style style:name="P25" style:family="paragraph" style:parent-style-name="Standard">
      <style:text-properties style:font-name="Arial" officeooo:rsid="0028c298" officeooo:paragraph-rsid="0028c298"/>
    </style:style>
    <style:style style:name="P26" style:family="paragraph" style:parent-style-name="Standard">
      <style:text-properties style:font-name="Arial" officeooo:rsid="002a6af4" officeooo:paragraph-rsid="002a6af4"/>
    </style:style>
    <style:style style:name="P27" style:family="paragraph" style:parent-style-name="Standard">
      <style:text-properties style:font-name="Arial" officeooo:rsid="0012def0" officeooo:paragraph-rsid="0029d1f9"/>
    </style:style>
    <style:style style:name="P28" style:family="paragraph" style:parent-style-name="Standard">
      <style:text-properties style:font-name="Arial" fo:font-size="10pt" officeooo:rsid="0012def0" officeooo:paragraph-rsid="0029d1f9" style:font-size-asian="10pt" style:font-size-complex="10pt"/>
    </style:style>
    <style:style style:name="P29" style:family="paragraph" style:parent-style-name="Standard">
      <style:paragraph-properties fo:break-before="page"/>
      <style:text-properties style:font-name="Arial" fo:font-weight="bold" officeooo:rsid="00212545" officeooo:paragraph-rsid="00212545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Arial" fo:font-weight="bold" officeooo:rsid="00214bdb" officeooo:paragraph-rsid="00214bdb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Arial" fo:font-weight="bold" officeooo:rsid="001454d2" officeooo:paragraph-rsid="00258354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Arial" fo:font-weight="bold" officeooo:rsid="00258354" officeooo:paragraph-rsid="00258354" style:font-weight-asian="bold" style:font-weight-complex="bold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text-align="end" style:writing-mode="lr-tb"/>
    </style:style>
    <style:style style:name="P35" style:family="paragraph">
      <loext:graphic-properties draw:fill="solid" draw:fill-color="#ffffff"/>
      <style:paragraph-properties fo:text-align="center" style:writing-mode="lr-tb"/>
    </style:style>
    <style:style style:name="P36" style:family="paragraph">
      <style:paragraph-properties fo:text-align="center"/>
    </style:style>
    <style:style style:name="T1" style:family="text">
      <style:text-properties officeooo:rsid="001780db"/>
    </style:style>
    <style:style style:name="T2" style:family="text">
      <style:text-properties officeooo:rsid="0022c130"/>
    </style:style>
    <style:style style:name="T3" style:family="text">
      <style:text-properties officeooo:rsid="001506ca"/>
    </style:style>
    <style:style style:name="T4" style:family="text">
      <style:text-properties fo:font-weight="bold" officeooo:rsid="001506ca" fo:background-color="#ffff00" loext:char-shading-value="0" style:font-weight-asian="bold" style:font-weight-complex="bold"/>
    </style:style>
    <style:style style:name="T5" style:family="text">
      <style:text-properties fo:font-weight="bold" officeooo:rsid="001506ca" fo:background-color="#ffffff" loext:char-shading-value="0" style:font-weight-asian="bold" style:font-weight-complex="bold"/>
    </style:style>
    <style:style style:name="T6" style:family="text">
      <style:text-properties fo:font-weight="bold" officeooo:rsid="001506ca" fo:background-color="#ffffff" loext:char-shading-value="0" style:font-weight-asian="bold" style:font-weight-complex="bold"/>
    </style:style>
    <style:style style:name="T7" style:family="text">
      <style:text-properties officeooo:rsid="001633e2"/>
    </style:style>
    <style:style style:name="T8" style:family="text">
      <style:text-properties fo:color="#4e102d" style:text-underline-style="none" fo:font-weight="bold" style:font-weight-asian="bold" style:font-weight-complex="bold"/>
    </style:style>
    <style:style style:name="T9" style:family="text">
      <style:text-properties officeooo:rsid="00258354"/>
    </style:style>
    <style:style style:name="T10" style:family="text">
      <style:text-properties officeooo:rsid="0027641d"/>
    </style:style>
    <style:style style:name="T11" style:family="text">
      <style:text-properties officeooo:rsid="0028c298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000000" fo:font-weight="bold" fo:background-color="#ffffff" loext:char-shading-value="0" style:font-weight-asian="bold" style:font-weight-complex="bold"/>
    </style:style>
    <style:style style:name="T14" style:family="text">
      <style:text-properties officeooo:rsid="0029d1f9"/>
    </style:style>
    <style:style style:name="T15" style:family="text">
      <style:text-properties officeooo:rsid="002a26c4"/>
    </style:style>
    <style:style style:name="T16" style:family="text">
      <style:text-properties officeooo:rsid="002a6af4"/>
    </style:style>
    <style:style style:name="T17" style:family="text">
      <style:text-properties officeooo:rsid="002b3f5e"/>
    </style:style>
    <style:style style:name="T18" style:family="text">
      <style:text-properties officeooo:rsid="002c76f8"/>
    </style:style>
    <style:style style:name="T19" style:family="text">
      <style:text-properties officeooo:rsid="001506ca" fo:background-color="#ffffff" loext:char-shading-value="0"/>
    </style:style>
    <style:style style:name="T20" style:family="text">
      <style:text-properties officeooo:rsid="001506ca" fo:background-color="#ffffff" loext:char-shading-value="0"/>
    </style:style>
    <style:style style:name="T21" style:family="text">
      <style:text-properties style:font-name="Arial" officeooo:rsid="0015b934"/>
    </style:style>
    <style:style style:name="T22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5.784cm" fo:padding-top="0.009cm" fo:padding-bottom="0.009cm" fo:padding-left="0.009cm" fo:padding-right="0.009cm" style:run-through="foreground"/>
      <style:paragraph-properties style:writing-mode="lr-tb"/>
    </style:style>
    <style:style style:name="gr3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3.662cm" fo:padding-top="0.009cm" fo:padding-bottom="0.009cm" fo:padding-left="0.009cm" fo:padding-right="0.009cm" style:run-through="foreground"/>
      <style:paragraph-properties style:writing-mode="lr-tb"/>
    </style:style>
    <style:style style:name="gr4" style:family="graphic">
      <style:graphic-properties svg:stroke-width="0.025cm" svg:stroke-color="#000000" draw:marker-start-width="0.418cm" draw:marker-end-width="0.418cm" draw:textarea-horizontal-align="center" draw:textarea-vertical-align="middle" fo:padding-top="0.012cm" fo:padding-bottom="0.012cm" fo:padding-left="0.012cm" fo:padding-right="0.01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1 Spring: CPSC 240</text:p>
      <text:p text:style-name="P2">Assignment 1 <text:span text:style-name="T18">Perimeter</text:span> of Rectangle</text:p>
      <text:p text:style-name="P1"/>
      <text:p text:style-name="P1"/>
      <text:p text:style-name="P3">Preface</text:p>
      <text:p text:style-name="P9"/>
      <text:p text:style-name="P9">This assignment welcomes you to the world of programming called “X86 Assembly Programming”.</text:p>
      <text:p text:style-name="P9"/>
      <text:p text:style-name="P9"/>
      <text:p text:style-name="P9"/>
      <text:p text:style-name="P3">Basic requirements</text:p>
      <text:p text:style-name="P9"/>
      <text:p text:style-name="P9">Make a program satisfying the structure given in the diagram that follows. <text:s text:c="2"/>The main purpose of the program is <text:span text:style-name="T1">given the width and height of the rectangle compute the total perimeter and the average length of side.</text:span></text:p>
      <text:p text:style-name="P9"/>
      <text:p text:style-name="Standard"><text:span text:style-name="T21">The educational purposes of this first program are these:</text:span></text:p>
      <text:p text:style-name="P9">== <text:span text:style-name="T1">I</text:span>nput and output float numbers.</text:p>
      <text:p text:style-name="P9">== How to organize source code into blocks.</text:p>
      <text:p text:style-name="P9">== <text:span text:style-name="T1">Assemble and link</text:span></text:p>
      <text:p text:style-name="P10">== Script file</text:p>
      <text:p text:style-name="P10">== Arithmetic of float numbers</text:p>
      <text:p text:style-name="P10"/>
      <text:p text:style-name="P10"/>
      <text:p text:style-name="P10"/>
      <text:p text:style-name="P4">Calling structure</text:p>
      <text:p text:style-name="P11"/>
      <text:p text:style-name="P12"><draw:g text:anchor-type="paragraph" draw:z-index="0" draw:style-name="gr1"><draw:custom-shape draw:name="Forma2" draw:style-name="gr2" draw:text-style-name="P35" svg:width="5.802cm" svg:height="1.874cm" svg:x="2.752cm" svg:y="0.416cm"><text:p text:style-name="P33"/><text:p text:style-name="P33"/><text:p text:style-name="P33">rectangle.cpp</text:p><text:p text:style-name="P34"><text:span text:style-name="T22"/></text:p><text:p text:style-name="P34"><text:span text:style-name="T22">C++ language</text:span></text:p><text:p text:style-name="P34"><text:span text:style-name="T22"/></text:p><draw:enhanced-geometry svg:viewBox="0 0 21600 21600" draw:type="rectangle" draw:enhanced-path="M 0 0 L 21600 0 21600 21600 0 21600 0 0 Z N"/></draw:custom-shape><draw:custom-shape draw:name="Forma2" draw:style-name="gr2" draw:text-style-name="P35" svg:width="5.802cm" svg:height="1.874cm" svg:x="2.801cm" svg:y="3.72cm"><text:p text:style-name="P33"/><text:p text:style-name="P33">perimeter.asm</text:p><text:p text:style-name="P34"><text:span text:style-name="T22"/></text:p><text:p text:style-name="P34"><text:span text:style-name="T22">X86 language</text:span></text:p><text:p text:style-name="P34"><text:span text:style-name="T22"/></text:p><draw:enhanced-geometry svg:viewBox="0 0 21600 21600" draw:type="rectangle" draw:enhanced-path="M 0 0 L 21600 0 21600 21600 0 21600 0 0 Z N"/></draw:custom-shape><draw:custom-shape draw:name="Forma2" draw:style-name="gr3" draw:text-style-name="P35" svg:width="3.68cm" svg:height="1.874cm" svg:x="11.857cm" svg:y="2.228cm"><text:p text:style-name="P33"/><text:p text:style-name="P33">run.sh</text:p><text:p text:style-name="P34"><text:span text:style-name="T22"/></text:p><text:p text:style-name="P34"><text:span text:style-name="T22">Bash <text:s text:c="2"/></text:span></text:p><text:p text:style-name="P34"><text:span text:style-name="T22"/></text:p><draw:enhanced-geometry svg:viewBox="0 0 21600 21600" draw:type="rectangle" draw:enhanced-path="M 0 0 L 21600 0 21600 21600 0 21600 0 0 Z N"/></draw:custom-shape><draw:line draw:name="Forma3" draw:style-name="gr4" draw:text-style-name="P36" svg:x1="5.678cm" svg:y1="2.286cm" svg:x2="5.694cm" svg:y2="3.717cm"><text:p/></draw:lin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Sample dialog with the program</text:p>
      <text:p text:style-name="P13"/>
      <text:p text:style-name="P13"/>
      <text:p text:style-name="P13">Welcome to an friendly assembly program by Jenny Long.</text:p>
      <text:p text:style-name="P14">This program will compute the perimeter and the average side length of a rectangle.</text:p>
      <text:p text:style-name="P14">Enter the height: <text:s text:c="2"/>3.75</text:p>
      <text:p text:style-name="P14">Enter the width: <text:s text:c="3"/>7.2</text:p>
      <text:p text:style-name="P14">The perimeter is <text:s/>21.9</text:p>
      <text:p text:style-name="P14">The length of the average side is 5.475</text:p>
      <text:p text:style-name="P14">I hope you enjoyed your rectangle</text:p>
      <text:p text:style-name="P14">The assembly program will send the perimeter to the main function.</text:p>
      <text:p text:style-name="P13">The main function received this number 21.9 and has decided to keep it.</text:p>
      <text:p text:style-name="P13">A 0 will be returned to the operating system.</text:p>
      <text:p text:style-name="P13">Have a nice day.</text:p>
      <text:p text:style-name="P12"/>
      <text:p text:style-name="P12"/>
      <text:p text:style-name="P13">Legend: <text:s/>The text highlighted in yellow is produced by the function perimeter. <text:s/>The non-highlighted text is produced by the function rectangle, which is sometimes called main.</text:p>
      <text:p text:style-name="P13"/>
      <text:p text:style-name="P13"/>
      <text:p text:style-name="P13"/>
      <text:p text:style-name="P13"/>
      <text:p text:style-name="P30">Other requirements</text:p>
      <text:p text:style-name="P15"/>
      <text:p text:style-name="P15">The calling structure diagram must be preserved.</text:p>
      <text:p text:style-name="P15"/>
      <text:p text:style-name="P15">The program must output numerically correct answers.</text:p>
      <text:p text:style-name="P15"/>
      <text:p text:style-name="P15">The program must make a dialog similar to the sample in this specification document.</text:p>
      <text:p text:style-name="P15"/>
      <text:p text:style-name="P15">The program must run to completion without crashing.</text:p>
      <text:p text:style-name="P15"/>
      <text:p text:style-name="P15">The two source files mus<text:span text:style-name="T2">t carry the proper correct open source license.</text:span></text:p>
      <text:p text:style-name="P15"/>
      <text:p text:style-name="P16">The two source files must carry the professional identification in areas of author, program, and module.</text:p>
      <text:p text:style-name="P16"/>
      <text:p text:style-name="P16">The file perimeter must be block structured.</text:p>
      <text:p text:style-name="P16"/>
      <text:p text:style-name="P16">Blocks must be properly identified.</text:p>
      <text:p text:style-name="P16"/>
      <text:p text:style-name="P16">There must be no evidence of any file having been copied from a previous program. <text:s/>If comments made by the the professor or any other third party are found in the source files then the entire program is invalidated.</text:p>
      <text:p text:style-name="P15"/>
      <text:p text:style-name="P15"/>
      <text:p text:style-name="P15"/>
      <text:p text:style-name="P5">Submission of professional programs.</text:p>
      <text:p text:style-name="P16"/>
      <text:p text:style-name="P16">Send 3 source files as attachments to <text:s/>holliday@fullerton.edu</text:p>
      <text:p text:style-name="P16"/>
      <text:p text:style-name="P17">Submission time: <text:s/>from February 13 at 2:00am through February 14 at 2:00am. <text:s/>Programs submitted outside of the 24-hour time period are automatically deleted.</text:p>
      <text:p text:style-name="P17"/>
      <text:p text:style-name="P17"/>
      <text:p text:style-name="P17"/>
      <text:p text:style-name="P17"/>
      <text:p text:style-name="P6"/>
      <text:p text:style-name="P31">Professional honesty</text:p>
      <text:p text:style-name="P19"/>
      <text:p text:style-name="P19">Each student is responsible for making his or her own program. <text:s/>Do not submit a program that looks like the program of someone else. <text:s text:c="2"/>Make sure the comments are written by you and relate to the program</text:p>
      <text:p text:style-name="P20"/>
      <text:p text:style-name="P19">Can you help for classmates? <text:s/>Of course. <text:s/><text:span text:style-name="T3">W</text:span>e want to promote a friendly programming community. <text:s/><text:span text:style-name="T3">In the discord room (channel or server) when someone posts a question and you know the answer then you should provide assistance. <text:s/>You</text:span><text:span text:style-name="T20"> </text:span><text:span text:style-name="T6">cannot </text:span><text:span text:style-name="T3">simply post an entire </text:span><text:span text:style-name="T9">assembly</text:span><text:span text:style-name="T3"> source file and say here is how I did it.</text:span></text:p>
      <text:p text:style-name="P19"/>
      <text:p text:style-name="P21">After the due date (Feb 1<text:span text:style-name="T9">3</text:span> in this case) you have full permission to post your wonderful program any place on the web including your discord server, or github, or gitlab, or any place else. <text:s/><text:span text:style-name="T7">The link below will tell you about many websites that will like to host your program.</text:span></text:p>
      <text:p text:style-name="P22"/>
      <text:p text:style-name="P22"><text:a xlink:type="simple" xlink:href="https://en.wikipedia.org/wiki/Comparison_of_source-code-hosting_facilities" text:style-name="Internet_20_link" text:visited-style-name="Visited_20_Internet_20_Link"><text:span text:style-name="T8">https://en.wikipedia.org/wiki/Comparison_of_source-code-hosting_facilities</text:span></text:a></text:p>
      <text:p text:style-name="P22"/>
      <text:p text:style-name="P18">You have to wait until after the due date to post your wonderful assignment 1 program.</text:p>
      <text:p text:style-name="P18"/>
      <text:p text:style-name="P18"/>
      <text:p text:style-name="P7"/>
      <text:p text:style-name="P32">Why should I post my program on the public web?</text:p>
      <text:p text:style-name="P23"/>
      <text:p text:style-name="P23">The answer is because you want a job. <text:s/>Software developing companies want to see what you can do and what you have done. <text:s/>They want a sample of <text:span text:style-name="T14">the </text:span>programs you <text:span text:style-name="T14">have</text:span> built. <text:s/>The solution is you create homework programs that attain the <text:span text:style-name="T15">level of</text:span> professional <text:span text:style-name="T15">software</text:span>. <text:s text:c="2"/>Post those programs at a website. <text:s/>In your resume place a link to those programs. <text:s/>Design a business card that includes your name, degree you will receive, your contact information, <text:span text:style-name="T10">your specialization within computer studies, and the link to where the company can see your programs. <text:s/>During career day there are many tables set up in the quad each sponsored by a tech company. <text:s/>You approach one of those tables. <text:s/>You say “Hello Ms Nguyen, I see the sign says you are Assistant Manager of Human Resources at Boeing. <text:s/>You know I have always wanted to start my career at Boeing. <text:s/>May I have a business card to contact you </text:span><text:span text:style-name="T15">and send you </text:span><text:span text:style-name="T10">my resume. <text:s/>[She hands you a card.] <text:s/>By the way, here is my business card. <text:s/>Your technical staff can see some of the fine programs I buil</text:span><text:span text:style-name="T16">t</text:span><text:span text:style-name="T10"> during my studies at CSUF. <text:s/>Thank you, have a wonder rest of your day Ms Nguyen.”</text:span></text:p>
      <text:p text:style-name="P23"/>
      <text:p text:style-name="P24">Of course the above is a hypothetical conversation during Career Day, but it does happen in some form or another. <text:s/><text:span text:style-name="T11">There are two obvious successes in this dialog. <text:s/>(1) You have </text:span><text:span text:style-name="T15">obtained</text:span><text:span text:style-name="T11"> a name inside the company to whom you will direct future correspondence. <text:s/>That is big. <text:s text:c="2"/>(2) The recruiter has something of your</text:span><text:span text:style-name="T14">s</text:span><text:span text:style-name="T11"> to take with her. <text:s/>When she gets back to the big office at Boeing and cleans out her purse what will she find? <text:s/>Your business card. <text:s/>She is not going to call you. <text:s/>She is going to hand that card to some junior assistant and say something like “Find out if this applicant’s programs are anything we can use at Boeing.”</text:span></text:p>
      <text:p text:style-name="P24"/>
      <text:p text:style-name="P25">Now you do it. <text:s/>Don’t wait until your last semester as a senior to begin your portfolio of programs. <text:s/>Post them now. <text:s/>Plan your strategy for getting the big job offer now.</text:p>
      <text:p text:style-name="P25"/>
      <text:p text:style-name="P26">Lastly, on Career Day don’t look like student who stayed up all right. <text:s/>You dudes wear a full business suit. <text:s/>Ladies must wear a business dress outfit. <text:s/>Plan ahead for your wardrob<text:span text:style-name="T17">e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Software. <text:s/>This document was created by “Libre Office Writer” word processor. <text:s/>The file is saved in an open source format known as “odt”. <text:s/>If you open this document using Microsoft software then <text:span text:style-name="T14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Libre Office, which is available as a free downloa<text:span text:style-name="T12">d at <text:s text:c="2"/></text:span><text:span text:style-name="T13">https://www.libreoffice.org/download/download/</text:span><text:span text:style-name="T12"> . <text:s/>Ther</text:span>e are versions available for Macs, Windows, and Linu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6:27:42.161642196</meta:creation-date>
    <dc:date>2021-02-09T09:41:28.329427058</dc:date>
    <meta:editing-duration>PT1H8M1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5" meta:paragraph-count="51" meta:word-count="1022" meta:character-count="5983" meta:non-whitespace-character-count="4950"/>
  </office:meta>
</office:document-meta>
</file>